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0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ое с зоной нечувствительност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5">реализует преобразование вектора входных сигналов посредством единой нелинейной статической характеристики типа "линейная с зоной нечувствительности" по следующему алгоритму: </text:span></text:p>
            <text:p text:style-name="P3"><draw:frame draw:style-name="fr2" draw:name="graphics1" text:anchor-type="as-char" svg:width="2.538cm" svg:height="2.223cm" draw:z-index="2"><draw:image xlink:href="../images/0070_static.png" xlink:type="simple" xlink:show="embed" xlink:actuate="onLoad"/></draw:frame></text:p>
            <text:p text:style-name="P3"><draw:frame draw:style-name="fr3" draw:name="Объект1" text:anchor-type="as-char" svg:width="7.294cm" svg:height="1.916cm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"><text:span text:style-name="T5">где</text:span><text:span text:style-name="T5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– вектор входных сигналов,</text:span><text:span text:style-name="T5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5">– вектор </text:span><text:span text:style-name="T3">выходных</text:span><text:span text:style-name="T5"> сигналов,</text:span><text:span text:style-name="T5"><draw:frame draw:style-name="fr3" draw:name="Объект4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коэффициент усиления.</text:span></text:p>
            <text:p text:style-name="P2"><text:span text:style-name="T6">Свойства</text:span>:</text:p>
            <text:list xml:id="list5933460246844357907" text:style-name="L1">
              <text:list-item>
                <text:p text:style-name="P7"><text:span text:style-name="T5">Нижняя граница аргумента – </text:span><text:span text:style-name="T3">параметр</text:span><text:span text:style-name="T5"><draw:frame draw:style-name="fr3" draw:name="Объект5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        </text:list-item>
              <text:list-item>
                <text:p text:style-name="P7"><text:span text:style-name="T5">Верхняя граница аргумента – параметр</text:span><text:span text:style-name="T5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</text:span></text:p>
              </text:list-item>
              <text:list-item>
                <text:p text:style-name="P7"><text:span text:style-name="T5">Коэффициент усиления – параметр</text:span><text:span text:style-name="T5"><draw:frame draw:style-name="fr3" draw:name="Объект7" text:anchor-type="as-char" svg:width="0.485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.</text:span></text:p>
              </text:list-item>
            </text:list>
            <text:p text:style-name="P2"><text:span text:style-name="T7">Примечание:</text:span><text:span text:style-name="T5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8">Мультиплексор</text:span><text:span text:style-name="T5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зоной нечувствительности</dc:title>
    <dc:date>2014-12-09T11:10:47.46</dc:date>
    <meta:generator>OpenOffice/4.1.1$Win32 OpenOffice.org_project/411m6$Build-9775</meta:generator>
    <meta:editing-duration>PT2H11M46S</meta:editing-duration>
    <meta:editing-cycles>64</meta:editing-cycles>
    <meta:document-statistic meta:table-count="1" meta:image-count="3" meta:object-count="7" meta:page-count="1" meta:paragraph-count="15" meta:word-count="83" meta:character-count="616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(x(t)-a), ~ если ~ x(t) &lt; a #
alignl 0, ~ если ~ a &lt;= x(t) &lt;= b #
alignl k cdot (x(t)-b)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